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esences_5f_present" style:display-name="Presences_present" style:family="table">
      <style:table-properties style:width="16.935cm" table:align="right" style:may-break-between-rows="false"/>
    </style:style>
    <style:style style:name="Presences_5f_present.A" style:display-name="Presences_present.A" style:family="table-column">
      <style:table-column-properties style:column-width="4.207cm"/>
    </style:style>
    <style:style style:name="Presences_5f_present.B" style:display-name="Presences_present.B" style:family="table-column">
      <style:table-column-properties style:column-width="4.233cm"/>
    </style:style>
    <style:style style:name="Presences_5f_present.C" style:display-name="Presences_present.C" style:family="table-column">
      <style:table-column-properties style:column-width="4.26cm"/>
    </style:style>
    <style:style style:name="Presences_5f_present.D" style:display-name="Presences_present.D" style:family="table-column">
      <style:table-column-properties style:column-width="4.235cm"/>
    </style:style>
    <style:style style:name="Presences_5f_present.A1" style:display-name="Presences_present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esences_5f_present.B1" style:display-name="Presences_present.B1" style:family="table-cell">
      <style:table-cell-properties fo:padding="0.097cm" fo:border-left="0.05pt solid #000000" fo:border-right="none" fo:border-top="0.05pt solid #000000" fo:border-bottom="0.05pt solid #000000"/>
    </style:style>
    <style:style style:name="Presences_5f_present.C1" style:display-name="Presences_present.C1" style:family="table-cell">
      <style:table-cell-properties fo:padding="0.097cm" fo:border-left="0.05pt solid #000000" fo:border-right="none" fo:border-top="0.05pt solid #000000" fo:border-bottom="0.05pt solid #000000"/>
    </style:style>
    <style:style style:name="Presences_5f_present.D1" style:display-name="Presences_present.D1" style:family="table-cell">
      <style:table-cell-properties fo:padding="0.097cm" fo:border="0.05pt solid #000000"/>
    </style:style>
    <style:style style:name="Presences_5f_present.A2" style:display-name="Presences_present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resences_5f_present.B2" style:display-name="Presences_present.B2" style:family="table-cell">
      <style:table-cell-properties fo:padding="0.097cm" fo:border-left="0.05pt solid #000000" fo:border-right="none" fo:border-top="none" fo:border-bottom="0.05pt solid #000000"/>
    </style:style>
    <style:style style:name="Presences_5f_present.C2" style:display-name="Presences_present.C2" style:family="table-cell">
      <style:table-cell-properties fo:padding="0.097cm" fo:border-left="0.05pt solid #000000" fo:border-right="none" fo:border-top="none" fo:border-bottom="0.05pt solid #000000"/>
    </style:style>
    <style:style style:name="Presences_5f_present.D2" style:display-name="Presences_present.D2" style:family="table-cell">
      <style:table-cell-properties fo:padding="0.097cm" fo:border-left="0.05pt solid #000000" fo:border-right="0.05pt solid #000000" fo:border-top="none" fo:border-bottom="0.05pt solid #000000"/>
    </style:style>
    <style:style style:name="Presences_5f_excuse" style:display-name="Presences_excuse" style:family="table">
      <style:table-properties style:width="16.999cm" table:align="margins" style:may-break-between-rows="false"/>
    </style:style>
    <style:style style:name="Presences_5f_excuse.A" style:display-name="Presences_excuse.A" style:family="table-column">
      <style:table-column-properties style:column-width="4.249cm" style:rel-column-width="16383*"/>
    </style:style>
    <style:style style:name="Presences_5f_excuse.D" style:display-name="Presences_excuse.D" style:family="table-column">
      <style:table-column-properties style:column-width="4.251cm" style:rel-column-width="16386*"/>
    </style:style>
    <style:style style:name="Presences_5f_excuse.A1" style:display-name="Presences_excuse.A1" style:family="table-cell">
      <style:table-cell-properties fo:padding="0.097cm" fo:border-left="0.05pt solid #000000" fo:border-right="none" fo:border-top="0.05pt solid #000000" fo:border-bottom="0.05pt solid #000000"/>
    </style:style>
    <style:style style:name="Presences_5f_excuse.D1" style:display-name="Presences_excuse.D1" style:family="table-cell">
      <style:table-cell-properties fo:padding="0.097cm" fo:border="0.05pt solid #000000"/>
    </style:style>
    <style:style style:name="Presences_5f_excuse.A2" style:display-name="Presences_excuse.A2" style:family="table-cell">
      <style:table-cell-properties fo:padding="0.097cm" fo:border-left="0.05pt solid #000000" fo:border-right="none" fo:border-top="none" fo:border-bottom="0.05pt solid #000000"/>
    </style:style>
    <style:style style:name="Presences_5f_excuse.D2" style:display-name="Presences_excuse.D2" style:family="table-cell">
      <style:table-cell-properties fo:padding="0.097cm" fo:border-left="0.05pt solid #000000" fo:border-right="0.05pt solid #000000" fo:border-top="none" fo:border-bottom="0.05pt solid #000000"/>
    </style:style>
    <style:style style:name="NombreDossiersTraités" style:family="table">
      <style:table-properties style:width="16.999cm" table:align="margins" style:may-break-between-rows="false"/>
    </style:style>
    <style:style style:name="NombreDossiersTraités.A" style:family="table-column">
      <style:table-column-properties style:column-width="9.499cm" style:rel-column-width="36619*"/>
    </style:style>
    <style:style style:name="NombreDossiersTraités.B" style:family="table-column">
      <style:table-column-properties style:column-width="7.5cm" style:rel-column-width="28916*"/>
    </style:style>
    <style:style style:name="NombreDossiersTraités.A1" style:family="table-cell">
      <style:table-cell-properties fo:padding="0.097cm" fo:border-left="0.05pt solid #000000" fo:border-right="none" fo:border-top="0.05pt solid #000000" fo:border-bottom="0.05pt solid #000000"/>
    </style:style>
    <style:style style:name="NombreDossiersTraités.B1" style:family="table-cell">
      <style:table-cell-properties fo:padding="0.097cm" fo:border="0.05pt solid #000000"/>
    </style:style>
    <style:style style:name="NombreDossiersTraités.A2" style:family="table-cell">
      <style:table-cell-properties fo:padding="0.097cm" fo:border-left="0.05pt solid #000000" fo:border-right="none" fo:border-top="none" fo:border-bottom="0.05pt solid #000000"/>
    </style:style>
    <style:style style:name="NombreDossiersTraités.B2" style:family="table-cell">
      <style:table-cell-properties fo:padding="0.097cm" fo:border-left="0.05pt solid #000000" fo:border-right="0.05pt solid #000000" fo:border-top="none" fo:border-bottom="0.05pt solid #000000"/>
    </style:style>
    <style:style style:name="NombreDossiersTraités.B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Decisionseps" style:family="table">
      <style:table-properties style:width="28.317cm" fo:margin-left="-1.612cm" table:align="left"/>
    </style:style>
    <style:style style:name="Decisionseps.A" style:family="table-column">
      <style:table-column-properties style:column-width="1.877cm"/>
    </style:style>
    <style:style style:name="Decisionseps.C" style:family="table-column">
      <style:table-column-properties style:column-width="3.096cm"/>
    </style:style>
    <style:style style:name="Decisionseps.D" style:family="table-column">
      <style:table-column-properties style:column-width="2.076cm"/>
    </style:style>
    <style:style style:name="Decisionseps.E" style:family="table-column">
      <style:table-column-properties style:column-width="2.388cm"/>
    </style:style>
    <style:style style:name="Decisionseps.F" style:family="table-column">
      <style:table-column-properties style:column-width="2.355cm"/>
    </style:style>
    <style:style style:name="Decisionseps.G" style:family="table-column">
      <style:table-column-properties style:column-width="2.701cm"/>
    </style:style>
    <style:style style:name="Decisionseps.H" style:family="table-column">
      <style:table-column-properties style:column-width="2.536cm"/>
    </style:style>
    <style:style style:name="Decisionseps.I" style:family="table-column">
      <style:table-column-properties style:column-width="2.305cm"/>
    </style:style>
    <style:style style:name="Decisionseps.J" style:family="table-column">
      <style:table-column-properties style:column-width="1.78cm"/>
    </style:style>
    <style:style style:name="Decisionseps.L" style:family="table-column">
      <style:table-column-properties style:column-width="2.626cm"/>
    </style:style>
    <style:style style:name="Decisionseps.1" style:family="table-row">
      <style:table-row-properties style:min-row-height="3.307cm" fo:keep-together="always"/>
    </style:style>
    <style:style style:name="Decisionseps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cisionseps.C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.D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.E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.F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.G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.H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.I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.J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.K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.L1" style:family="table-cell">
      <style:table-cell-properties fo:padding="0.097cm" fo:border="0.05pt solid #000000"/>
    </style:style>
    <style:style style:name="Decisionseps.2" style:family="table-row">
      <style:table-row-properties fo:keep-together="always"/>
    </style:style>
    <style:style style:name="Decisionseps.A2" style:family="table-cell">
      <style:table-cell-properties fo:padding="0.097cm" fo:border-left="0.05pt solid #000000" fo:border-right="none" fo:border-top="none" fo:border-bottom="0.05pt solid #000000"/>
    </style:style>
    <style:style style:name="Decisionseps.B2" style:family="table-cell">
      <style:table-cell-properties fo:padding="0.097cm" fo:border-left="0.05pt solid #000000" fo:border-right="none" fo:border-top="none" fo:border-bottom="0.05pt solid #000000"/>
    </style:style>
    <style:style style:name="Decisionseps.C2" style:family="table-cell">
      <style:table-cell-properties fo:padding="0.097cm" fo:border-left="0.05pt solid #000000" fo:border-right="none" fo:border-top="none" fo:border-bottom="0.05pt solid #000000"/>
    </style:style>
    <style:style style:name="Decisionseps.D2" style:family="table-cell">
      <style:table-cell-properties fo:padding="0.097cm" fo:border-left="0.05pt solid #000000" fo:border-right="none" fo:border-top="none" fo:border-bottom="0.05pt solid #000000"/>
    </style:style>
    <style:style style:name="Decisionseps.E2" style:family="table-cell">
      <style:table-cell-properties fo:padding="0.097cm" fo:border-left="0.05pt solid #000000" fo:border-right="none" fo:border-top="none" fo:border-bottom="0.05pt solid #000000"/>
    </style:style>
    <style:style style:name="Decisionseps.F2" style:family="table-cell">
      <style:table-cell-properties fo:padding="0.097cm" fo:border-left="0.05pt solid #000000" fo:border-right="none" fo:border-top="none" fo:border-bottom="0.05pt solid #000000"/>
    </style:style>
    <style:style style:name="Decisionseps.G2" style:family="table-cell">
      <style:table-cell-properties fo:padding="0.097cm" fo:border-left="0.05pt solid #000000" fo:border-right="none" fo:border-top="none" fo:border-bottom="0.05pt solid #000000"/>
    </style:style>
    <style:style style:name="Decisionseps.H2" style:family="table-cell">
      <style:table-cell-properties fo:padding="0.097cm" fo:border-left="0.05pt solid #000000" fo:border-right="none" fo:border-top="none" fo:border-bottom="0.05pt solid #000000"/>
    </style:style>
    <style:style style:name="Decisionseps.I2" style:family="table-cell">
      <style:table-cell-properties fo:padding="0.097cm" fo:border-left="0.05pt solid #000000" fo:border-right="none" fo:border-top="none" fo:border-bottom="0.05pt solid #000000"/>
    </style:style>
    <style:style style:name="Decisionseps.J2" style:family="table-cell">
      <style:table-cell-properties fo:padding="0.097cm" fo:border-left="0.05pt solid #000000" fo:border-right="none" fo:border-top="none" fo:border-bottom="0.05pt solid #000000"/>
    </style:style>
    <style:style style:name="Decisionseps.K2" style:family="table-cell">
      <style:table-cell-properties fo:padding="0.097cm" fo:border-left="0.05pt solid #000000" fo:border-right="none" fo:border-top="none" fo:border-bottom="0.05pt solid #000000"/>
    </style:style>
    <style:style style:name="Decisionseps.L2" style:family="table-cell">
      <style:table-cell-properties fo:padding="0.097cm" fo:border-left="0.05pt solid #000000" fo:border-right="0.05pt solid #000000" fo:border-top="none" fo:border-bottom="0.05pt solid #000000"/>
    </style:style>
    <style:style style:name="Decisionseps2" style:family="table">
      <style:table-properties style:width="27.587cm" fo:margin-left="-1.154cm" table:align="left"/>
    </style:style>
    <style:style style:name="Decisionseps2.A" style:family="table-column">
      <style:table-column-properties style:column-width="2.611cm"/>
    </style:style>
    <style:style style:name="Decisionseps2.B" style:family="table-column">
      <style:table-column-properties style:column-width="2.575cm"/>
    </style:style>
    <style:style style:name="Decisionseps2.C" style:family="table-column">
      <style:table-column-properties style:column-width="1.799cm"/>
    </style:style>
    <style:style style:name="Decisionseps2.D" style:family="table-column">
      <style:table-column-properties style:column-width="1.729cm"/>
    </style:style>
    <style:style style:name="Decisionseps2.E" style:family="table-column">
      <style:table-column-properties style:column-width="1.199cm"/>
    </style:style>
    <style:style style:name="Decisionseps2.F" style:family="table-column">
      <style:table-column-properties style:column-width="1.693cm"/>
    </style:style>
    <style:style style:name="Decisionseps2.H" style:family="table-column">
      <style:table-column-properties style:column-width="1.482cm"/>
    </style:style>
    <style:style style:name="Decisionseps2.I" style:family="table-column">
      <style:table-column-properties style:column-width="1.305cm"/>
    </style:style>
    <style:style style:name="Decisionseps2.J" style:family="table-column">
      <style:table-column-properties style:column-width="1.411cm"/>
    </style:style>
    <style:style style:name="Decisionseps2.K" style:family="table-column">
      <style:table-column-properties style:column-width="1.588cm"/>
    </style:style>
    <style:style style:name="Decisionseps2.L" style:family="table-column">
      <style:table-column-properties style:column-width="2.011cm"/>
    </style:style>
    <style:style style:name="Decisionseps2.O" style:family="table-column">
      <style:table-column-properties style:column-width="3.175cm"/>
    </style:style>
    <style:style style:name="Decisionseps2.1" style:family="table-row">
      <style:table-row-properties fo:keep-together="always"/>
    </style:style>
    <style:style style:name="Decisionseps2.A1" style:family="table-cell">
      <style:table-cell-properties fo:padding="0.097cm" fo:border-left="0.05pt solid #000000" fo:border-right="none" fo:border-top="0.05pt solid #000000" fo:border-bottom="0.05pt solid #000000"/>
    </style:style>
    <style:style style:name="Decisionseps2.O1" style:family="table-cell">
      <style:table-cell-properties fo:padding="0.097cm" fo:border="0.05pt solid #000000"/>
    </style:style>
    <style:style style:name="Decisionseps2.A2" style:family="table-cell">
      <style:table-cell-properties fo:padding="0.097cm" fo:border-left="0.05pt solid #000000" fo:border-right="none" fo:border-top="none" fo:border-bottom="0.05pt solid #000000"/>
    </style:style>
    <style:style style:name="Decisionseps2.O2" style:family="table-cell">
      <style:table-cell-properties fo:padding="0.097cm" fo:border-left="0.05pt solid #000000" fo:border-right="0.05pt solid #000000" fo:border-top="none" fo:border-bottom="0.05pt solid #000000"/>
    </style:style>
    <style:style style:name="contratcomplexe" style:family="table">
      <style:table-properties style:width="25.698cm" table:align="margins"/>
    </style:style>
    <style:style style:name="contratcomplexe.A" style:family="table-column">
      <style:table-column-properties style:column-width="2.568cm" style:rel-column-width="6549*"/>
    </style:style>
    <style:style style:name="contratcomplexe.B" style:family="table-column">
      <style:table-column-properties style:column-width="2.57cm" style:rel-column-width="6553*"/>
    </style:style>
    <style:style style:name="contratcomplexe.G" style:family="table-column">
      <style:table-column-properties style:column-width="4.196cm" style:rel-column-width="10701*"/>
    </style:style>
    <style:style style:name="contratcomplexe.H" style:family="table-column">
      <style:table-column-properties style:column-width="6.085cm" style:rel-column-width="15520*"/>
    </style:style>
    <style:style style:name="contratcomplexe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atcomplexe.H1" style:family="table-cell">
      <style:table-cell-properties fo:padding="0.097cm" fo:border="0.05pt solid #000000"/>
    </style:style>
    <style:style style:name="contratcomplexe.A2" style:family="table-cell">
      <style:table-cell-properties fo:padding="0.097cm" fo:border-left="0.05pt solid #000000" fo:border-right="none" fo:border-top="none" fo:border-bottom="0.05pt solid #000000"/>
    </style:style>
    <style:style style:name="contratcomplexe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0000ff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8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9" style:family="paragraph" style:parent-style-name="Standard">
      <style:paragraph-properties fo:text-align="start" style:justify-single-word="false"/>
      <style:text-properties fo:color="#0047ff"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 style:master-page-name="Landscape">
      <style:paragraph-properties fo:text-align="start" style:justify-single-word="false" style:page-number="auto"/>
      <style:text-properties fo:color="#0000ff"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 style:master-page-name="Landscape">
      <style:paragraph-properties fo:text-align="start" style:justify-single-word="false" style:page-number="auto"/>
      <style:text-properties fo:color="#0000ff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8d519"/>
    </style:style>
    <style:style style:name="P17" style:family="paragraph" style:parent-style-name="Table_20_Contents">
      <style:paragraph-properties fo:text-align="start" style:justify-single-word="false"/>
      <style:text-properties officeooo:paragraph-rsid="0018d519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commissionep_identifiant"/>
        <text:user-field-decl office:value-type="float" office:value="0" text:name="commissionep_dateseance"/>
        <text:user-field-decl office:value-type="float" office:value="0" text:name="commissionep_dateseance_time"/>
        <text:user-field-decl office:value-type="float" office:value="0" text:name="commissionep_lieuseance"/>
        <text:user-field-decl office:value-type="float" office:value="0" text:name="commissionep_adresseseance"/>
        <text:user-field-decl office:value-type="float" office:value="0" text:name="commissionep_villeseance"/>
        <text:user-field-decl office:value-type="float" office:value="0" text:name="commissionep_codepostalseance"/>
        <text:user-field-decl office:value-type="float" office:value="0" text:name="membreep_nom"/>
        <text:user-field-decl office:value-type="float" office:value="0" text:name="membreep_prenom"/>
        <text:user-field-decl office:value-type="float" office:value="0" text:name="membreep_fonctionmembreep_name"/>
        <text:user-field-decl office:value-type="float" office:value="0" text:name="membreep_ville"/>
        <text:user-field-decl office:value-type="float" office:value="0" text:name="nbdossiers_nonrespectssanctionseps93_count"/>
        <text:user-field-decl office:value-type="float" office:value="0" text:name="nbdossiers_nonorientationsproseps93_count"/>
        <text:user-field-decl office:value-type="float" office:value="0" text:name="nbdossiers_contratscomplexeseps93_count"/>
        <text:user-field-decl office:value-type="float" office:value="0" text:name="nbdossiers_reorientationseps93_count"/>
        <text:user-field-decl office:value-type="float" office:value="0" text:name="personne_qual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adresse_nomcom"/>
        <text:user-field-decl office:value-type="float" office:value="0" text:name="dossierep_id"/>
        <text:user-field-decl office:value-type="float" office:value="0" text:name="nonrespectsanctionep93_rgpassage"/>
        <text:user-field-decl office:value-type="float" office:value="0" text:name="decisionnonrespectsanctionep93_decision"/>
        <text:user-field-decl office:value-type="float" office:value="0" text:name="decisionnonrespectsanctionep93_commentaire"/>
        <text:user-field-decl office:value-type="float" office:value="0" text:name="reorientationep93_structurereferente_id"/>
        <text:user-field-decl office:value-type="float" office:value="0" text:name="reorientationep93_accordaccueil"/>
        <text:user-field-decl office:value-type="float" office:value="0" text:name="reorientationep93_nvorientstruct_id"/>
        <text:user-field-decl office:value-type="float" office:value="0" text:name="reorientationep93_orientstruct_id"/>
        <text:user-field-decl office:value-type="float" office:value="0" text:name="decisionreorientationep93_decision"/>
        <text:user-field-decl office:value-type="float" office:value="0" text:name="decisionreorientationep93_commentaire"/>
        <text:user-field-decl office:value-type="float" office:value="0" text:name="structurereferentedecreori93_lib_struc"/>
        <text:user-field-decl office:value-type="float" office:value="0" text:name="dossierep_themeep"/>
        <text:user-field-decl office:value-type="float" office:value="0" text:name="reorientationep93_desaccordaccueil"/>
      </text:user-field-decls>
      <text:p text:style-name="P3">RELEVE D'AVIS ET DE DECISIONS</text:p>
      <text:p text:style-name="P1">Equipe Pluridisciplinaire N°: <text:user-field-get style:data-style-name="N0" text:name="commissionep_identifiant">0</text:user-field-get></text:p>
      <text:p text:style-name="P1">Date : <text:user-field-get style:data-style-name="N0" text:name="commissionep_dateseance">0</text:user-field-get></text:p>
      <text:p text:style-name="P1">Heure :<text:user-field-get style:data-style-name="N0" text:name="commissionep_dateseance_time">0</text:user-field-get></text:p>
      <text:p text:style-name="P1">Lieu: <text:user-field-get style:data-style-name="N0" text:name="commissionep_lieuseance">0</text:user-field-get></text:p>
      <text:p text:style-name="P7"><text:user-field-get style:data-style-name="N0" text:name="commissionep_adresseseance">0</text:user-field-get></text:p>
      <text:p text:style-name="P1"><text:span text:style-name="T1"><text:user-field-get style:data-style-name="N0" text:name="commissionep_codepostalseance">0</text:user-field-get></text:span><text:span text:style-name="T1"> </text:span><text:span text:style-name="T1"><text:user-field-get style:data-style-name="N0" text:name="commissionep_villeseance">0</text:user-field-get></text:span></text:p>
      <text:p text:style-name="P1"/>
      <text:p text:style-name="P1"/>
      <text:p text:style-name="P1">Test Ep-ArbitrageEP:<text:a xlink:type="simple" xlink:href="http://rsa-web-q02.cg93.fr/commissionseps/decisionep/402" text:style-name="Internet_20_link" text:visited-style-name="Visited_20_Internet_20_Link">http://rsa-web-q02.cg93.fr/commissionseps/decisionep/402</text:a></text:p>
      <text:p text:style-name="P1"><text:s text:c="34"/><text:bookmark-start text:name="__DdeLink__436_561785471"/><text:a xlink:type="simple" xlink:href="http://rsa-web-q02.cg93.fr/commissionseps/decisionep/411" text:style-name="Internet_20_link" text:visited-style-name="Visited_20_Internet_20_Link">http://rsa-web-q02.cg93.fr/commissionseps/decisionep/411</text:a><text:bookmark-end text:name="__DdeLink__436_561785471"/></text:p>
      <text:p text:style-name="P1"/>
      <text:p text:style-name="P2">Membres présentes:</text:p>
      <text:p text:style-name="P4"/>
      <table:table table:name="Presences_present" table:style-name="Presences_5f_present">
        <table:table-column table:style-name="Presences_5f_present.A"/>
        <table:table-column table:style-name="Presences_5f_present.B"/>
        <table:table-column table:style-name="Presences_5f_present.C"/>
        <table:table-column table:style-name="Presences_5f_present.D"/>
        <table:table-header-rows>
          <table:table-row>
            <table:table-cell table:style-name="Presences_5f_present.A1" office:value-type="string">
              <text:p text:style-name="P10">Fonction</text:p>
            </table:table-cell>
            <table:table-cell table:style-name="Presences_5f_present.B1" office:value-type="string">
              <text:p text:style-name="P10">Nom </text:p>
            </table:table-cell>
            <table:table-cell table:style-name="Presences_5f_present.C1" office:value-type="string">
              <text:p text:style-name="P10">Prénom</text:p>
            </table:table-cell>
            <table:table-cell table:style-name="Presences_5f_present.D1" office:value-type="string">
              <text:p text:style-name="P10">Commune</text:p>
            </table:table-cell>
          </table:table-row>
        </table:table-header-rows>
        <table:table-row>
          <table:table-cell table:style-name="Presences_5f_present.A2" office:value-type="string">
            <text:p text:style-name="P8"><text:user-field-get style:data-style-name="N0" text:name="membreep_fonctionmembreep_name">0</text:user-field-get></text:p>
          </table:table-cell>
          <table:table-cell table:style-name="Presences_5f_present.B2" office:value-type="string">
            <text:p text:style-name="P10"><text:user-field-get style:data-style-name="N0" text:name="membreep_nom">0</text:user-field-get></text:p>
          </table:table-cell>
          <table:table-cell table:style-name="Presences_5f_present.C2" office:value-type="string">
            <text:p text:style-name="P8"><text:user-field-get style:data-style-name="N0" text:name="membreep_prenom">0</text:user-field-get></text:p>
            <text:p text:style-name="P10"/>
          </table:table-cell>
          <table:table-cell table:style-name="Presences_5f_present.D2" office:value-type="string">
            <text:p text:style-name="P10"><text:user-field-get style:data-style-name="N0" text:name="membreep_ville">0</text:user-field-get></text:p>
          </table:table-cell>
        </table:table-row>
      </table:table>
      <text:p text:style-name="P4"/>
      <text:p text:style-name="P4"/>
      <text:p text:style-name="P2">Personnes excusées:</text:p>
      <text:p text:style-name="P2"/>
      <table:table table:name="Presences_excuse" table:style-name="Presences_5f_excuse">
        <table:table-column table:style-name="Presences_5f_excuse.A" table:number-columns-repeated="3"/>
        <table:table-column table:style-name="Presences_5f_excuse.D"/>
        <table:table-header-rows>
          <table:table-row>
            <table:table-cell table:style-name="Presences_5f_excuse.A1" office:value-type="string">
              <text:p text:style-name="Table_20_Heading">Fonction</text:p>
            </table:table-cell>
            <table:table-cell table:style-name="Presences_5f_excuse.A1" office:value-type="string">
              <text:p text:style-name="Table_20_Heading">Nom </text:p>
            </table:table-cell>
            <table:table-cell table:style-name="Presences_5f_excuse.A1" office:value-type="string">
              <text:p text:style-name="Table_20_Heading">Prénom</text:p>
            </table:table-cell>
            <table:table-cell table:style-name="Presences_5f_excuse.D1" office:value-type="string">
              <text:p text:style-name="P10">Commune</text:p>
            </table:table-cell>
          </table:table-row>
        </table:table-header-rows>
        <table:table-row>
          <table:table-cell table:style-name="Presences_5f_excuse.A2" office:value-type="string">
            <text:p text:style-name="P10"><text:user-field-get style:data-style-name="N0" text:name="membreep_fonctionmembreep_name">0</text:user-field-get></text:p>
          </table:table-cell>
          <table:table-cell table:style-name="Presences_5f_excuse.A2" office:value-type="string">
            <text:p text:style-name="P10"><text:user-field-get style:data-style-name="N0" text:name="membreep_nom">0</text:user-field-get></text:p>
          </table:table-cell>
          <table:table-cell table:style-name="Presences_5f_excuse.A2" office:value-type="string">
            <text:p text:style-name="P10"><text:user-field-get style:data-style-name="N0" text:name="membreep_prenom">0</text:user-field-get></text:p>
          </table:table-cell>
          <table:table-cell table:style-name="Presences_5f_excuse.D2" office:value-type="string">
            <text:p text:style-name="P10"><text:user-field-get style:data-style-name="N0" text:name="membreep_ville">0</text:user-field-get></text:p>
          </table:table-cell>
        </table:table-row>
      </table:table>
      <text:p text:style-name="P4"/>
      <text:p text:style-name="P4"/>
      <text:p text:style-name="P2">Dossiers traités:</text:p>
      <text:p text:style-name="P2"/>
      <table:table table:name="NombreDossiersTraités" table:style-name="NombreDossiersTraités">
        <table:table-column table:style-name="NombreDossiersTraités.A"/>
        <table:table-column table:style-name="NombreDossiersTraités.B"/>
        <table:table-header-rows>
          <table:table-row>
            <table:table-cell table:style-name="NombreDossiersTraités.A1" office:value-type="string">
              <text:p text:style-name="P10">Thématique</text:p>
            </table:table-cell>
            <table:table-cell table:style-name="NombreDossiersTraités.B1" office:value-type="string">
              <text:p text:style-name="P10">Nombre</text:p>
            </table:table-cell>
          </table:table-row>
        </table:table-header-rows>
        <table:table-row>
          <table:table-cell table:style-name="NombreDossiersTraités.A2" office:value-type="string">
            <text:p text:style-name="P10">Manquement aux obligations d'insertion 1er passage</text:p>
          </table:table-cell>
          <table:table-cell table:style-name="NombreDossiersTraités.B2" office:value-type="string">
            <text:p text:style-name="P10"><text:user-field-get style:data-style-name="N0" text:name="nbdossiers_nonrespectssanctionseps93_count">0</text:user-field-get></text:p>
          </table:table-cell>
        </table:table-row>
        <table:table-row>
          <table:table-cell table:style-name="NombreDossiersTraités.A2" office:value-type="string">
            <text:p text:style-name="P10">Manquement aux obligations d'insertion 2ème passage</text:p>
          </table:table-cell>
          <table:table-cell table:style-name="NombreDossiersTraités.B2" office:value-type="string">
            <text:p text:style-name="P10"/>
          </table:table-cell>
        </table:table-row>
        <table:table-row>
          <table:table-cell table:style-name="NombreDossiersTraités.A2" office:value-type="string">
            <text:p text:style-name="P10">Réorientation</text:p>
          </table:table-cell>
          <table:table-cell table:style-name="NombreDossiersTraités.B2" office:value-type="string">
            <text:p text:style-name="P10"><text:user-field-get style:data-style-name="N0" text:name="nbdossiers_reorientationseps93_count">0</text:user-field-get></text:p>
          </table:table-cell>
        </table:table-row>
        <table:table-row>
          <table:table-cell table:style-name="NombreDossiersTraités.A2" office:value-type="string">
            <text:p text:style-name="P10">Contrat d' Engagement Réciproque complexe</text:p>
          </table:table-cell>
          <table:table-cell table:style-name="NombreDossiersTraités.B2" office:value-type="string">
            <text:p text:style-name="P10"><text:user-field-get style:data-style-name="N0" text:name="nbdossiers_contratscomplexeseps93_count">0</text:user-field-get></text:p>
          </table:table-cell>
        </table:table-row>
        <table:table-row>
          <table:table-cell table:style-name="NombreDossiersTraités.A2" office:value-type="string">
            <text:p text:style-name="P11">Total</text:p>
          </table:table-cell>
          <table:table-cell table:style-name="NombreDossiersTraités.B6" table:formula="ooow:&lt;B2&gt;+&lt;B4&gt;+&lt;B5&gt;" office:value-type="float" office:value="0">
            <text:p text:style-name="P10">0</text:p>
          </table:table-cell>
        </table:table-row>
      </table:table>
      <text:p text:style-name="P2"/>
      <text:p text:style-name="P4"/>
      <text:p text:style-name="P4">Membre de l'EP signataire du relevé d'avis et de décisions: Qui?</text:p>
      <text:p text:style-name="P13">Manquement aux obligations d'insertion </text:p>
      <text:p text:style-name="P4"/>
      <text:p text:style-name="P4"/>
      <text:p text:style-name="P4"><text:span text:style-name="T2">Nbre de dossiers traités:</text:span> <text:user-field-get style:data-style-name="N0" text:name="nbdossiers_nonrespectssanctionseps93_count">0</text:user-field-get></text:p>
      <text:p text:style-name="P4"/>
      <table:table table:name="Decisionseps" table:style-name="Decisionseps">
        <table:table-column table:style-name="Decisionseps.A" table:number-columns-repeated="2"/>
        <table:table-column table:style-name="Decisionseps.C"/>
        <table:table-column table:style-name="Decisionseps.D"/>
        <table:table-column table:style-name="Decisionseps.E"/>
        <table:table-column table:style-name="Decisionseps.F"/>
        <table:table-column table:style-name="Decisionseps.G"/>
        <table:table-column table:style-name="Decisionseps.H"/>
        <table:table-column table:style-name="Decisionseps.I"/>
        <table:table-column table:style-name="Decisionseps.J"/>
        <table:table-column table:style-name="Decisionseps.G"/>
        <table:table-column table:style-name="Decisionseps.L"/>
        <table:table-header-rows>
          <table:table-row table:style-name="Decisionseps.1">
            <table:table-cell table:style-name="Decisionseps.A1" office:value-type="string">
              <text:p text:style-name="P16">Thématique</text:p>
            </table:table-cell>
            <table:table-cell table:style-name="Decisionseps.A1" office:value-type="string">
              <text:p text:style-name="P12">N° d'ordre WEBRSA</text:p>
            </table:table-cell>
            <table:table-cell table:style-name="Decisionseps.C1" office:value-type="string">
              <text:p text:style-name="P12">Nom Prénom </text:p>
              <text:p text:style-name="P12">du BRSA</text:p>
            </table:table-cell>
            <table:table-cell table:style-name="Decisionseps.D1" office:value-type="string">
              <text:p text:style-name="P12">Commune</text:p>
            </table:table-cell>
            <table:table-cell table:style-name="Decisionseps.E1" office:value-type="string">
              <text:p text:style-name="P12">Rang </text:p>
              <text:p text:style-name="P12">de passage</text:p>
            </table:table-cell>
            <table:table-cell table:style-name="Decisionseps.F1" office:value-type="string">
              <text:p text:style-name="P12">Maintien</text:p>
            </table:table-cell>
            <table:table-cell table:style-name="Decisionseps.K1" office:value-type="string">
              <text:p text:style-name="P12">Délai supplémentaire laissé au BRSA</text:p>
            </table:table-cell>
            <table:table-cell table:style-name="Decisionseps.H1" office:value-type="string">
              <text:p text:style-name="P12">Report</text:p>
              <text:p text:style-name="P12">Pour Complément d'information </text:p>
            </table:table-cell>
            <table:table-cell table:style-name="Decisionseps.I1" office:value-type="string">
              <text:p text:style-name="P12">Réduction de l'allocation 100 euros</text:p>
            </table:table-cell>
            <table:table-cell table:style-name="Decisionseps.J1" office:value-type="string">
              <text:p text:style-name="P12">Pas </text:p>
              <text:p text:style-name="P12">d'avis</text:p>
            </table:table-cell>
            <table:table-cell table:style-name="Decisionseps.K1" office:value-type="string">
              <text:p text:style-name="P12">Remobilisation</text:p>
            </table:table-cell>
            <table:table-cell table:style-name="Decisionseps.L1" office:value-type="string">
              <text:p text:style-name="P12">Observation</text:p>
            </table:table-cell>
          </table:table-row>
        </table:table-header-rows>
        <table:table-row table:style-name="Decisionseps.2">
          <table:table-cell table:style-name="Decisionseps.A2" office:value-type="string">
            <text:p text:style-name="P17"><text:hidden-paragraph text:condition="ooow:dossierep_themeep==&quot;Réorientations&quot;"/> <text:user-field-get style:data-style-name="N0" text:name="dossierep_themeep">0</text:user-field-get></text:p>
          </table:table-cell>
          <table:table-cell table:style-name="Decisionseps.B2" office:value-type="string">
            <text:p text:style-name="P10"><text:user-field-get style:data-style-name="N0" text:name="dossierep_id">0</text:user-field-get></text:p>
          </table:table-cell>
          <table:table-cell table:style-name="Decisionseps.C2" office:value-type="string">
            <text:p text:style-name="P10"><text:user-field-get style:data-style-name="N0" text:name="personne_qual">0</text:user-field-get> <text:user-field-get style:data-style-name="N0" text:name="personne_nom">0</text:user-field-get> <text:user-field-get style:data-style-name="N0" text:name="personne_prenom">0</text:user-field-get></text:p>
          </table:table-cell>
          <table:table-cell table:style-name="Decisionseps.D2" office:value-type="string">
            <text:p text:style-name="P10"><text:user-field-get style:data-style-name="N0" text:name="adresse_nomcom">0</text:user-field-get></text:p>
          </table:table-cell>
          <table:table-cell table:style-name="Decisionseps.E2" office:value-type="string">
            <text:p text:style-name="P10"><text:user-field-get style:data-style-name="N0" text:name="nonrespectsanctionep93_rgpassage">0</text:user-field-get></text:p>
          </table:table-cell>
          <table:table-cell table:style-name="Decisionseps.F2" office:value-type="string">
            <text:p text:style-name="P10"><text:conditional-text text:condition="ooow:decisionnonrespectsanctionep93_decision==&quot;Maintien&quot;" text:string-value-if-true="Maintien" text:string-value-if-false="" text:current-value="true"/></text:p>
          </table:table-cell>
          <table:table-cell table:style-name="Decisionseps.K2" office:value-type="string">
            <text:p text:style-name="P10"><text:conditional-text text:condition="ooow:decisionnonrespectsanctionep93_decision==&quot;Délai supplémentaire d'1 mois&quot;" text:string-value-if-true="Délai supplémentaire d'un mois" text:string-value-if-false="" text:current-value="true"/></text:p>
          </table:table-cell>
          <table:table-cell table:style-name="Decisionseps.H2" office:value-type="string">
            <text:p text:style-name="P10"><text:conditional-text text:condition="ooow:decisionnonrespectsanctionep93_decision==&quot;Reporté&quot;" text:string-value-if-true="Reporté" text:string-value-if-false="" text:current-value="true"/></text:p>
          </table:table-cell>
          <table:table-cell table:style-name="Decisionseps.I2" office:value-type="string">
            <text:p text:style-name="P10"><text:conditional-text text:condition="ooow:decisionnonrespectsanctionep93_decision==&quot;Réduction de 100€&quot;" text:string-value-if-true="Réduction de100€" text:string-value-if-false="" text:current-value="true"/></text:p>
          </table:table-cell>
          <table:table-cell table:style-name="Decisionseps.J2" office:value-type="string">
            <text:p text:style-name="P10"><text:conditional-text text:condition="ooow:decisionnonrespectsanctionep93_decision==&quot;Pas d'avis&quot;" text:string-value-if-true="Pas d'avis" text:string-value-if-false="" text:current-value="true"/></text:p>
          </table:table-cell>
          <table:table-cell table:style-name="Decisionseps.K2" office:value-type="string">
            <text:p text:style-name="P10"><text:conditional-text text:condition="ooow:decisionnonrespectsanctionep93_decision==&quot;Remobilisation&quot;" text:string-value-if-true="Remobilisation" text:string-value-if-false="" text:current-value="true"/></text:p>
          </table:table-cell>
          <table:table-cell table:style-name="Decisionseps.L2" office:value-type="string">
            <text:p text:style-name="P10"><text:user-field-get style:data-style-name="N0" text:name="decisionnonrespectsanctionep93_commentaire">0</text:user-field-get></text:p>
          </table:table-cell>
        </table:table-row>
      </table:table>
      <text:p text:style-name="P4"/>
      <text:p text:style-name="P4"/>
      <text:p text:style-name="P14">Réorientations</text:p>
      <text:p text:style-name="P5"/>
      <text:p text:style-name="P5"/>
      <text:p text:style-name="P6">Nbre de réorientations: <text:user-field-get style:data-style-name="N0" text:name="nbdossiers_reorientationseps93_count">0</text:user-field-get></text:p>
      <text:p text:style-name="P6"/>
      <text:p text:style-name="P6"/>
      <text:p text:style-name="P6"/>
      <text:p text:style-name="P6"/>
      <text:p text:style-name="P6"/>
      <table:table table:name="Decisionseps2" table:style-name="Decisionseps2">
        <table:table-column table:style-name="Decisionseps2.A"/>
        <table:table-column table:style-name="Decisionseps2.B"/>
        <table:table-column table:style-name="Decisionseps2.C"/>
        <table:table-column table:style-name="Decisionseps2.D"/>
        <table:table-column table:style-name="Decisionseps2.E"/>
        <table:table-column table:style-name="Decisionseps2.F"/>
        <table:table-column table:style-name="Decisionseps2.C"/>
        <table:table-column table:style-name="Decisionseps2.H"/>
        <table:table-column table:style-name="Decisionseps2.I"/>
        <table:table-column table:style-name="Decisionseps2.J"/>
        <table:table-column table:style-name="Decisionseps2.K"/>
        <table:table-column table:style-name="Decisionseps2.L"/>
        <table:table-column table:style-name="Decisionseps2.H"/>
        <table:table-column table:style-name="Decisionseps2.D"/>
        <table:table-column table:style-name="Decisionseps2.O"/>
        <table:table-header-rows>
          <table:table-row table:style-name="Decisionseps2.1">
            <table:table-cell table:style-name="Decisionseps2.A1" office:value-type="string">
              <text:p text:style-name="P12">Nom Prénom </text:p>
              <text:p text:style-name="P12">du <text:span text:style-name="T3">BRSA</text:span></text:p>
            </table:table-cell>
            <table:table-cell table:style-name="Decisionseps2.A1" office:value-type="string">
              <text:p text:style-name="P12">Commune</text:p>
            </table:table-cell>
            <table:table-cell table:style-name="Decisionseps2.A1" office:value-type="string">
              <text:p text:style-name="P10">PDV</text:p>
            </table:table-cell>
            <table:table-cell table:style-name="Decisionseps2.A1" office:value-type="string">
              <text:p text:style-name="P10">PE</text:p>
            </table:table-cell>
            <table:table-cell table:style-name="Decisionseps2.A1" office:value-type="string">
              <text:p text:style-name="P10">SSD</text:p>
            </table:table-cell>
            <table:table-cell table:style-name="Decisionseps2.A1" office:value-type="string">
              <text:p text:style-name="P10">ASSO</text:p>
            </table:table-cell>
            <table:table-cell table:style-name="Decisionseps2.A1" office:value-type="string">
              <text:p text:style-name="P10">PDV</text:p>
            </table:table-cell>
            <table:table-cell table:style-name="Decisionseps2.A1" office:value-type="string">
              <text:p text:style-name="P10">PE</text:p>
            </table:table-cell>
            <table:table-cell table:style-name="Decisionseps2.A1" office:value-type="string">
              <text:p text:style-name="P10">SSD</text:p>
            </table:table-cell>
            <table:table-cell table:style-name="Decisionseps2.A1" office:value-type="string">
              <text:p text:style-name="P10">ASSO</text:p>
            </table:table-cell>
            <table:table-cell table:style-name="Decisionseps2.A1" office:value-type="string">
              <text:p text:style-name="P10">Accord</text:p>
            </table:table-cell>
            <table:table-cell table:style-name="Decisionseps2.A1" office:value-type="string">
              <text:p text:style-name="P10">Désaccord</text:p>
            </table:table-cell>
            <table:table-cell table:style-name="Decisionseps2.A1" office:value-type="string">
              <text:p text:style-name="P10">Validé</text:p>
            </table:table-cell>
            <table:table-cell table:style-name="Decisionseps2.A1" office:value-type="string">
              <text:p text:style-name="P10">rejeté</text:p>
            </table:table-cell>
            <table:table-cell table:style-name="Decisionseps2.O1" office:value-type="string">
              <text:p text:style-name="P10"/>
            </table:table-cell>
          </table:table-row>
        </table:table-header-rows>
        <table:table-row table:style-name="Decisionseps2.1">
          <table:table-cell table:style-name="Decisionseps2.A2" office:value-type="string">
            <text:p text:style-name="P10"><text:user-field-get style:data-style-name="N0" text:name="personne_qual">0</text:user-field-get> <text:user-field-get style:data-style-name="N0" text:name="personne_nom">0</text:user-field-get> <text:user-field-get style:data-style-name="N0" text:name="personne_prenom">0</text:user-field-get></text:p>
          </table:table-cell>
          <table:table-cell table:style-name="Decisionseps2.A2" office:value-type="string">
            <text:p text:style-name="P10"><text:user-field-get style:data-style-name="N0" text:name="adresse_nomcom">0</text:user-field-get></text:p>
          </table:table-cell>
          <table:table-cell table:style-name="Decisionseps2.A2" office:value-type="string">
            <text:p text:style-name="P10"><text:user-field-get style:data-style-name="N0" text:name="reorientationep93_orientstruct_id">0</text:user-field-get></text:p>
          </table:table-cell>
          <table:table-cell table:style-name="Decisionseps2.A2" office:value-type="string">
            <text:p text:style-name="P10"/>
          </table:table-cell>
          <table:table-cell table:style-name="Decisionseps2.A2" office:value-type="string">
            <text:p text:style-name="P10"/>
          </table:table-cell>
          <table:table-cell table:style-name="Decisionseps2.A2" office:value-type="string">
            <text:p text:style-name="P10"/>
          </table:table-cell>
          <table:table-cell table:style-name="Decisionseps2.A2" office:value-type="string">
            <text:p text:style-name="P10"><text:user-field-get style:data-style-name="N0" text:name="reorientationep93_structurereferente_id">0</text:user-field-get></text:p>
          </table:table-cell>
          <table:table-cell table:style-name="Decisionseps2.A2" office:value-type="string">
            <text:p text:style-name="P10"/>
          </table:table-cell>
          <table:table-cell table:style-name="Decisionseps2.A2" office:value-type="string">
            <text:p text:style-name="P10"/>
          </table:table-cell>
          <table:table-cell table:style-name="Decisionseps2.A2" office:value-type="string">
            <text:p text:style-name="P10"/>
          </table:table-cell>
          <table:table-cell table:style-name="Decisionseps2.A2" office:value-type="string">
            <text:p text:style-name="P10"><text:user-field-get style:data-style-name="N0" text:name="reorientationep93_accordaccueil">0</text:user-field-get></text:p>
          </table:table-cell>
          <table:table-cell table:style-name="Decisionseps2.A2" office:value-type="string">
            <text:p text:style-name="P10"><text:user-field-get style:data-style-name="N0" text:name="reorientationep93_desaccordaccueil">0</text:user-field-get></text:p>
          </table:table-cell>
          <table:table-cell table:style-name="Decisionseps2.A2" office:value-type="string">
            <text:p text:style-name="P10"/>
            <text:p text:style-name="P10"><text:user-field-get style:data-style-name="N0" text:name="decisionreorientationep93_decision">0</text:user-field-get></text:p>
            <text:p text:style-name="P10"/>
            <text:p text:style-name="P10"/>
          </table:table-cell>
          <table:table-cell table:style-name="Decisionseps2.A2" office:value-type="string">
            <text:p text:style-name="P10"/>
          </table:table-cell>
          <table:table-cell table:style-name="Decisionseps2.O2" office:value-type="string">
            <text:p text:style-name="P1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Contrat complexe</text:p>
      <text:p text:style-name="P9"/>
      <text:p text:style-name="P6"/>
      <text:p text:style-name="P6">Nombre de contrats complexe traités: <text:s/><text:user-field-get style:data-style-name="N0" text:name="nbdossiers_contratscomplexeseps93_count">0</text:user-field-get></text:p>
      <text:p text:style-name="P6"/>
      <table:table table:name="contratcomplexe" table:style-name="contratcomplexe">
        <table:table-column table:style-name="contratcomplexe.A"/>
        <table:table-column table:style-name="contratcomplexe.B" table:number-columns-repeated="5"/>
        <table:table-column table:style-name="contratcomplexe.G"/>
        <table:table-column table:style-name="contratcomplexe.H"/>
        <table:table-row>
          <table:table-cell table:style-name="contratcomplexe.A1" office:value-type="string">
            <text:p text:style-name="P10">Nom Prénom du BRSA</text:p>
          </table:table-cell>
          <table:table-cell table:style-name="contratcomplexe.A1" office:value-type="string">
            <text:p text:style-name="P10">Commune</text:p>
          </table:table-cell>
          <table:table-cell table:style-name="contratcomplexe.A1" office:value-type="string">
            <text:p text:style-name="P10">Service </text:p>
            <text:p text:style-name="P10">Référent</text:p>
          </table:table-cell>
          <table:table-cell table:style-name="contratcomplexe.A1" office:value-type="string">
            <text:p text:style-name="P10">Validé en l'état</text:p>
          </table:table-cell>
          <table:table-cell table:style-name="contratcomplexe.A1" office:value-type="string">
            <text:p text:style-name="P10">Validé avec annotation</text:p>
          </table:table-cell>
          <table:table-cell table:style-name="contratcomplexe.A1" office:value-type="string">
            <text:p text:style-name="P10">Modification de la durée du contrat </text:p>
          </table:table-cell>
          <table:table-cell table:style-name="contratcomplexe.A1" office:value-type="string">
            <text:p text:style-name="P10">Rejeté</text:p>
          </table:table-cell>
          <table:table-cell table:style-name="contratcomplexe.H1" office:value-type="string">
            <text:p text:style-name="P10">Observations</text:p>
          </table:table-cell>
        </table:table-row>
        <table:table-row>
          <table:table-cell table:style-name="contratcomplexe.A2" office:value-type="string">
            <text:p text:style-name="P10"/>
          </table:table-cell>
          <table:table-cell table:style-name="contratcomplexe.A2" office:value-type="string">
            <text:p text:style-name="P10"/>
          </table:table-cell>
          <table:table-cell table:style-name="contratcomplexe.A2" office:value-type="string">
            <text:p text:style-name="P10"/>
          </table:table-cell>
          <table:table-cell table:style-name="contratcomplexe.A2" office:value-type="string">
            <text:p text:style-name="P10"/>
          </table:table-cell>
          <table:table-cell table:style-name="contratcomplexe.A2" office:value-type="string">
            <text:p text:style-name="P10"/>
          </table:table-cell>
          <table:table-cell table:style-name="contratcomplexe.A2" office:value-type="string">
            <text:p text:style-name="P10"/>
          </table:table-cell>
          <table:table-cell table:style-name="contratcomplexe.A2" office:value-type="string">
            <text:p text:style-name="P10"/>
          </table:table-cell>
          <table:table-cell table:style-name="contratcomplexe.H2" office:value-type="string">
            <text:p text:style-name="P10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4M10S</meta:editing-duration>
    <meta:editing-cycles>59</meta:editing-cycles>
    <meta:generator>LibreOffice/4.3.2.2$Windows_x86 LibreOffice_project/edfb5295ba211bd31ad47d0bad0118690f76407d</meta:generator>
    <dc:date>2015-05-20T11:12:00.901000000</dc:date>
    <dc:creator>linda baitech</dc:creator>
    <meta:document-statistic meta:table-count="6" meta:image-count="0" meta:object-count="0" meta:page-count="4" meta:paragraph-count="105" meta:word-count="188" meta:character-count="1216" meta:non-whitespace-character-count="1081"/>
    <meta:user-defined meta:name="Info 1"/>
    <meta:user-defined meta:name="Info 2"/>
    <meta:user-defined meta:name="Info 3"/>
    <meta:user-defined meta:name="Info 4"/>
  </office:meta>
</office:document-meta>
</file>